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font-name-asian="Arial" style:font-size-asian="17.25pt" style:font-style-asian="normal" style:font-weight-asian="normal"/>
    </style:style>
    <style:style style:name="P2" style:family="paragraph" style:parent-style-name="Text_20_body">
      <style:paragraph-properties fo:margin-left="0.185cm" fo:margin-right="0.185cm" fo:margin-top="0.265cm" fo:margin-bottom="0.476cm" style:contextual-spacing="false" fo:text-align="justify" style:justify-single-word="false" fo:orphans="2" fo:widows="2" fo:text-indent="0cm" style:auto-text-indent="false"/>
      <style:text-properties fo:font-variant="normal" fo:text-transform="none" fo:color="#000000" loext:opacity="100%" fo:letter-spacing="normal"/>
    </style:style>
    <style:style style:name="P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font-name-asian="Arial" style:font-size-asian="14.25pt" style:font-style-asian="normal" style:font-weight-asian="normal"/>
    </style:style>
    <style:style style:name="P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font-name-asian="Arial" style:font-size-asian="12.75pt" style:font-style-asian="normal" style:font-weight-asian="normal"/>
    </style:style>
    <style:style style:name="P6" style:family="paragraph" style:parent-style-name="Text_20_body">
      <style:paragraph-properties fo:margin-left="0.185cm" fo:margin-right="0.185cm" fo:margin-top="0.265cm" fo:margin-bottom="0.476cm" style:contextual-spacing="false" fo:text-align="justify" style:justify-single-word="false" fo:orphans="2" fo:widows="2" fo:text-indent="0cm" style:auto-text-indent="false"/>
    </style:style>
    <style:style style:name="P7" style:family="paragraph" style:parent-style-name="Text_20_body">
      <style:paragraph-properties fo:margin-left="0.185cm" fo:margin-right="0.185cm" fo:margin-top="0.265cm" fo:margin-bottom="0.476cm" style:contextual-spacing="false" fo:text-align="justify" style:justify-single-word="false" fo:orphans="2" fo:widows="2" fo:text-indent="0cm" style:auto-text-indent="false"/>
      <style:text-properties fo:font-variant="normal" fo:text-transform="none" fo:color="#000000" loext:opacity="100%" fo:letter-spacing="normal" style:font-name-asian="Arial" style:font-size-asian="12.75pt" style:font-style-asian="normal" style:font-weight-asian="normal"/>
    </style:style>
    <style:style style:name="P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7.25pt" fo:letter-spacing="normal" fo:font-style="normal" fo:font-weight="normal"/>
    </style:style>
    <style:style style:name="P10" style:family="paragraph" style:parent-style-name="Text_20_body">
      <style:paragraph-properties fo:margin-left="0.185cm" fo:margin-right="0.185cm" fo:margin-top="0.265cm" fo:margin-bottom="0.476cm" style:contextual-spacing="false" fo:text-align="justify" style:justify-single-word="false" fo:orphans="2" fo:widows="2" fo:text-indent="0cm" style:auto-text-indent="false"/>
      <style:text-properties fo:font-variant="normal" fo:text-transform="none" fo:color="#000000" loext:opacity="100%" style:font-name="Arial" fo:font-size="12.75pt" fo:letter-spacing="normal" fo:font-style="normal" fo:font-weight="normal"/>
    </style:style>
    <style:style style:name="P1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4.25pt" fo:letter-spacing="normal" fo:font-style="normal" fo:font-weight="normal"/>
    </style:style>
    <style:style style:name="P12"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75pt" fo:letter-spacing="normal" fo:font-style="normal" fo:font-weight="normal"/>
    </style:style>
    <style:style style:name="T1" style:family="text">
      <style:text-properties style:font-name-asian="Arial" style:font-size-asian="12.75pt" style:font-style-asian="normal" style:font-weight-asian="normal"/>
    </style:style>
    <style:style style:name="T2" style:family="text">
      <style:text-properties style:font-name="Arial" fo:font-size="12.75pt" fo:font-style="normal" fo:font-weight="normal"/>
    </style:style>
    <style:style style:name="T3" style:family="text">
      <style:text-properties fo:font-variant="normal" fo:text-transform="none" fo:color="#000000" loext:opacity="100%" fo:letter-spacing="normal" style:font-name-asian="Arial" style:font-size-asian="12.75pt" style:font-style-asian="normal" style:font-weight-asian="normal"/>
    </style:style>
    <style:style style:name="T4" style:family="text">
      <style:text-properties fo:font-variant="normal" fo:text-transform="none" fo:color="#000000" loext:opacity="100%" style:font-name="Arial" fo:font-size="12.75pt" fo:letter-spacing="normal" fo:font-style="normal" fo:font-weight="normal"/>
    </style:style>
    <style:style style:name="T5" style:family="text">
      <style:text-properties fo:font-variant="normal" fo:text-transform="none" fo:color="#0000cc" loext:opacity="100%" fo:letter-spacing="normal" style:font-name-asian="Arial" style:font-size-asian="12.75pt" style:font-style-asian="normal" style:font-weight-asian="normal"/>
    </style:style>
    <style:style style:name="T6" style:family="text">
      <style:text-properties fo:font-variant="normal" fo:text-transform="none" fo:color="#000000" loext:opacity="100%" fo:letter-spacing="normal" style:font-name-asian="Arial" style:font-size-asian="14.25pt" style:font-style-asian="normal" style:font-weight-asian="normal"/>
    </style:style>
    <style:style style:name="T7" style:family="text">
      <style:text-properties fo:font-variant="normal" fo:text-transform="none" fo:color="#000000" loext:opacity="100%" style:font-name="Arial" fo:font-size="14.25pt" fo:letter-spacing="normal" fo:font-style="normal" fo:font-weight="normal"/>
    </style:style>
    <style:style style:name="T8" style:family="text">
      <style:text-properties fo:font-variant="normal" fo:text-transform="none" fo:color="#0000cc" loext:opacity="100%" style:font-name="Arial" fo:font-size="12.75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ホワイトハウスと議会が外交政策計画を推進する中、重要なポイント</text:h>
      <text:p text:style-name="P2"><text:span text:style-name="T1">レイ・ファーロング </text:span><text:span text:style-name="T2">2025</text:span><text:span text:style-name="T1">年</text:span><text:span text:style-name="T2">12</text:span><text:span text:style-name="T1">月</text:span><text:span text:style-name="T2">9</text:span><text:span text:style-name="T1">日</text:span></text:p>
      <text:h text:style-name="P3" text:outline-level="2">概要</text:h>
      <text:list text:style-name="L1">
        <text:list-item>
          <text:p text:style-name="P4"><text:span text:style-name="T1">ホワイトハウスの新しい国家安全保障戦略（</text:span><text:span text:style-name="T2">NSS</text:span><text:span text:style-name="T1">）は「アメリカ第一主義」のアプローチに移行し、世界的な取り組みよりも西半球と経済安全保障に焦点を当てている。</text:span></text:p>
        </text:list-item>
        <text:list-item>
          <text:p text:style-name="P5">この戦略は「戦略的安定」を目指し、ロシアに対する世間の言葉遣いを和らげる一方、米国議会の国防法案は欧州における強力な軍事約束とロシアと中国の関係の監視を維持している。</text:p>
        </text:list-item>
        <text:list-item>
          <text:p text:style-name="P4"><text:span text:style-name="T2">NSS</text:span><text:span text:style-name="T1">は</text:span><text:span text:style-name="T2">EU</text:span><text:span text:style-name="T1">内で強い反発を引き起こしており、アントニオ・コスタ欧州理事会議長はワシントンを「欧州政治に干渉するという容認できない脅迫」で非難した</text:span></text:p>
        </text:list-item>
      </text:list>
      <text:p text:style-name="P2"><text:span text:style-name="T1">ここ数日ワシントンで公開された</text:span><text:span text:style-name="T2">2</text:span><text:span text:style-name="T1">つの重要文書は、異なる外交政策の道筋を示しており、米国の同盟国と敵対国が同様に主要な戦略的問題を検討する際に検討すべきことがたくさんある。</text:span></text:p>
      <text:p text:style-name="P6"><text:span text:style-name="T3">ホワイトハウスの</text:span><text:span text:style-name="T4">33</text:span><text:span text:style-name="T3">ページ </text:span><text:a xlink:type="simple" xlink:href="https://www.globalsecurity.org/military/library/policy/national/2025-national-security-strategy.pdf" text:style-name="Internet_20_link" text:visited-style-name="Visited_20_Internet_20_Link"><text:span text:style-name="Strong_20_Emphasis"><text:span text:style-name="T5">国家安全保障戦略</text:span></text:span></text:a><text:span text:style-name="T3">先週発表された（</text:span><text:span text:style-name="T4">NSS</text:span><text:span text:style-name="T3">）は、「米国が世界秩序全体を支える時代は終わった」という「アメリカ第一主義」のアプローチで見出しを飾った</text:span></text:p>
      <text:p text:style-name="P7">欧州連合を批判し、ロシアとの「戦略的安定」の回復について語り、モスクワから賞賛を集めた。</text:p>
      <text:p text:style-name="P6"><text:span text:style-name="T3">一方、</text:span><text:span text:style-name="T4">3,086</text:span><text:span text:style-name="T3">ページの国防法案は、 </text:span><text:a xlink:type="simple" xlink:href="https://docs.house.gov/billsthisweek/20251208/RCP_xml%5B2%5D.pdf" office:target-frame-name="_blank" xlink:show="new" text:style-name="Internet_20_link" text:visited-style-name="Visited_20_Internet_20_Link"><text:span text:style-name="Strong_20_Emphasis"><text:span text:style-name="T5">国防認可法</text:span></text:span></text:a><text:span text:style-name="T3">（</text:span><text:span text:style-name="T4">NDAA</text:span><text:span text:style-name="T3">）は、米国の欧州への軍事関与への支出を固定し、ロシアの中国および北朝鮮との軍事協力に情報を集中させようとしている。</text:span></text:p>
      <text:p text:style-name="P2"><text:span text:style-name="T1">「異なるビジョンがある」とハドソン研究所の上級研究員オリビア・イーノス氏は</text:span><text:span text:style-name="T2">RFE/RL</text:span><text:span text:style-name="T1">に語り、米国議会は</text:span><text:span text:style-name="T2">NSS</text:span><text:span text:style-name="T1">戦略に反対していると付け加えた。</text:span></text:p>
      <text:p text:style-name="P7">「しかし、歳出予算が実際に全額賄われるかどうかを判断するのは長い道のりだと思う」と彼女は語った。</text:p>
      <text:h text:style-name="P8" text:outline-level="2"><text:span text:style-name="Strong_20_Emphasis"><text:span text:style-name="T6">トランプ大統領の優先事項</text:span></text:span><text:span text:style-name="Strong_20_Emphasis"><text:span text:style-name="T7">:</text:span></text:span><text:span text:style-name="Strong_20_Emphasis"><text:span text:style-name="T6">南北アメリカと中国</text:span></text:span></text:h>
      <text:p text:style-name="P2"><text:span text:style-name="T1">地域の優先事項に関する </text:span><text:span text:style-name="T2">NSS </text:span><text:span text:style-name="T1">セクションは西半球から始まり、その後アジア、ヨーロッパ、中東へと進みます。</text:span></text:p>
      <text:p text:style-name="P6"><text:soft-page-break/><text:span text:style-name="T3">「トランプ大統領の</text:span><text:span text:style-name="T4">NSS</text:span><text:span text:style-name="T3">は、米国を国家戦略の過大な概念に陥れる数十年にわたる『戦略』に対する待望の是正策だ」と書いた </text:span><text:a xlink:type="simple" xlink:href="https://www.atlanticcouncil.org/blogs/new-atlanticist/experts-react/experts-react-what-trumps-national-security-strategy-means-for-us-foreign-policy/#gray" office:target-frame-name="_blank" xlink:show="new" text:style-name="Internet_20_link" text:visited-style-name="Visited_20_Internet_20_Link"><text:span text:style-name="Strong_20_Emphasis"><text:span text:style-name="T5">アレクサンダー・グレイ</text:span></text:span></text:a><text:span text:style-name="T3">は、トランプ第一政権で国家安全保障会議（</text:span><text:span text:style-name="T4">NSC</text:span><text:span text:style-name="T3">）の委員を務めた。</text:span></text:p>
      <text:p text:style-name="P7">同氏は大西洋評議会の論評で、西半球への焦点は「米国の本質的な目的である祖国の確保について、さわやかで率直」だと述べた</text:p>
      <text:p text:style-name="P7">他の観察者も、リストの順序はホワイトハウスの優先事項を直接反映していると示唆している。</text:p>
      <text:p text:style-name="P7">イーノス氏は「西半球の外交政策を重視するという決定は、間違いなく国内の主要な優先事項の一つである移民対策に向けられたものだった」と述べた。</text:p>
      <text:p text:style-name="P2"><text:span text:style-name="T1">イーノス氏は、中国に対する</text:span><text:span text:style-name="T2">NSS</text:span><text:span text:style-name="T1">のアプローチは国内政策の懸念にも影響されていると述べた。「すべては再産業化です。」 それはすべて経済安全保障に関するものだ」と彼女は述べ、例えば人権侵害についてのコメントが不足していると指摘した。</text:span></text:p>
      <text:p text:style-name="P2"><text:span text:style-name="T2">NSS</text:span><text:span text:style-name="T1">はこの問題について謝罪せず、「我々は民主主義やその他の社会変革を押し付けることなく、世界の国々との良好な関係と平和的な通商関係を求めている」と述べている</text:span></text:p>
      <text:p text:style-name="P2"><text:span text:style-name="T2">NSS</text:span><text:span text:style-name="T1">は中国との経済関係を「再調整」することを目指しているが、同紙は北京とモスクワの同盟についても言及していない。</text:span></text:p>
      <text:p text:style-name="P2"><text:span text:style-name="T1">対照的に、</text:span><text:span text:style-name="T2">NDAA</text:span><text:span text:style-name="T1">は米国のスパイ機関に対し、「防衛貿易、共同軍事演習、軍事情報の共有を含むロシアと中華人民共和国の間の軍事協力の評価」を提供するよう求めている</text:span></text:p>
      <text:p text:style-name="P2"><text:span text:style-name="T2">NSS </text:span><text:span text:style-name="T1">と </text:span><text:span text:style-name="T2">NDAA </text:span><text:span text:style-name="T1">はどちらも台湾に対する強力なサポートを特徴としています。</text:span></text:p>
      <text:h text:style-name="P8" text:outline-level="2"><text:span text:style-name="Strong_20_Emphasis"><text:span text:style-name="T6">ヨーロッパ</text:span></text:span></text:h>
      <text:p text:style-name="P2"><text:span text:style-name="T2">NSS</text:span><text:span text:style-name="T1">は「文明の消滅」の脅威にさらされているとして、欧州で論争を引き起こしている</text:span></text:p>
      <text:p text:style-name="P7">この論文は、「政治的自由と主権を損なうヨーロッパの政策、大陸を変革して紛争を生み出している移民政策、言論の自由の検閲と政治的反対派の抑圧、出生率の低下、国民的アイデンティティと自信の喪失」に言及している</text:p>
      <text:p text:style-name="P2"><text:soft-page-break/><text:span text:style-name="T1">この言葉は、</text:span><text:span text:style-name="T2">2</text:span><text:span text:style-name="T1">月にミュンヘンで</text:span><text:span text:style-name="T2">J</text:span><text:span text:style-name="T1">・</text:span><text:span text:style-name="T2">D</text:span><text:span text:style-name="T1">・ヴァンス副大統領が行った演説を思い起こさせる。同副大統領はルーマニアが大統領選挙の結果を取り消したことを激しく非難し、右派政党には民主的な自由が与えられていないという米国の主張を強調しているようだ。</text:span></text:p>
      <text:p text:style-name="P2"><text:span text:style-name="T1">同紙はまた、欧州を「言論の自由の検閲」で非難しているが、これはおそらく米国のソーシャルメディア企業に対する</text:span><text:span text:style-name="T2">EU</text:span><text:span text:style-name="T1">の動きにも言及していると思われる。</text:span></text:p>
      <text:p text:style-name="P7">米国当局はこれらの問題を繰り返し提起してきた。</text:p>
      <text:p text:style-name="P2"><text:span text:style-name="T1">先週の</text:span><text:span text:style-name="T2">NATO</text:span><text:span text:style-name="T1">首脳会議に先立ち、クリストファー・ランドー米国務副長官は、ソーシャルメディアネットワーク</text:span><text:span text:style-name="T2">X</text:span><text:span text:style-name="T1">に対して課された</text:span><text:span text:style-name="T2">EU</text:span><text:span text:style-name="T1">の罰金に対して怒りの反応を示した。</text:span></text:p>
      <text:p text:style-name="P2"><text:span text:style-name="T1">「欧州諸国は、（選挙で選ばれず、非民主的で、代表性のない）</text:span><text:span text:style-name="T2">EU</text:span><text:span text:style-name="T1">を通じて米国自身の安全を肯定的に損なうと同時に、自国の安全を米国に期待することはできない。」 この罰金は氷山の一角にすぎない」と彼は</text:span><text:span text:style-name="T2">X</text:span><text:span text:style-name="T1">に書いた。</text:span></text:p>
      <text:p text:style-name="P2"><text:span text:style-name="T1">「これらの国々は</text:span><text:span text:style-name="T2">NATO</text:span><text:span text:style-name="T1">の帽子をかぶると、大西洋を越えた協力が相互安全保障の基礎であると主張します。」 しかし、これらの国々が</text:span><text:span text:style-name="T2">EU</text:span><text:span text:style-name="T1">の帽子をかぶると、しばしば米国の利益を完全に嫌うあらゆる種類の政策を追求することになる」と彼は後に書いている。</text:span></text:p>
      <text:p text:style-name="P2"><text:span text:style-name="T2">NSS </text:span><text:span text:style-name="T1">の論文はヨーロッパで強い反応を引き起こし続けています。</text:span><text:span text:style-name="T2">12</text:span><text:span text:style-name="T1">月</text:span><text:span text:style-name="T2">8</text:span><text:span text:style-name="T1">日、欧州理事会のアントニオ・コスタ議長はワシントンを「欧州政治に干渉するという容認できない脅迫」で非難した</text:span></text:p>
      <text:p text:style-name="P7">「この戦略は同盟国としてのヨーロッパについて語り続けている。」 それはいいが、我々が同盟国であれば、同盟国として行動しなければならない」と彼は付け加えた。</text:p>
      <text:p text:style-name="P2"><text:span text:style-name="T1">キングス・カレッジ・ロンドンのロシアアナリスト、サム・グリーン氏は</text:span><text:span text:style-name="T2">RFE/RL</text:span><text:span text:style-name="T1">に対し、「この戦略は大西洋横断同盟の終焉の始まりを示すものだ」と語った。 欧州は、米国が提示している条件に基づく関係を受け入れることはできない。つまり、米国が負担分担を要求しながら、欧州の安全保障の輪郭と欧州国内政治の内容の両方を決定する関係である。」</text:span></text:p>
      <text:p text:style-name="P2"><text:span text:style-name="T1">負担分担は</text:span><text:span text:style-name="T2">NSS</text:span><text:span text:style-name="T1">の重要な要素であり、欧州諸国に国防費の増額を求めるトランプ政権からの長年の圧力を反映している。</text:span></text:p>
      <text:p text:style-name="P2"><text:soft-page-break/><text:span text:style-name="T1">国防総省が世界軍の態勢見直しを実施すると発表されて以来、欧州における米軍の削減は数カ月前から予想されており、</text:span><text:span text:style-name="T2">10</text:span><text:span text:style-name="T1">月にはルーマニアから交代した数百人の米軍が交代しないと発表された。</text:span></text:p>
      <text:p text:style-name="P2"><text:span text:style-name="T2">NDAA</text:span><text:span text:style-name="T1">は不安を抱える欧州人に希望を与え、米軍の駐留を</text:span><text:span text:style-name="T2">7</text:span><text:span text:style-name="T1">万</text:span><text:span text:style-name="T2">6000</text:span><text:span text:style-name="T1">人に維持し、</text:span><text:span text:style-name="T2">50</text:span><text:span text:style-name="T1">万ドル以上の装備品の撤退を禁止するよう要求している。</text:span></text:p>
      <text:h text:style-name="P8" text:outline-level="2"><text:span text:style-name="Strong_20_Emphasis"><text:span text:style-name="T6">ロシア、ウクライナ</text:span></text:span></text:h>
      <text:p text:style-name="P2"><text:span text:style-name="T2">NDAA</text:span><text:span text:style-name="T1">はまた、「ロシア連邦による侵略」を阻止するために、バルト三国、ラトビア、リトアニア、エストニアの軍隊を強化し続ける米国の支援を予想している</text:span></text:p>
      <text:p text:style-name="P7">他の要素とともに、この法案は超党派の支持と共和党のマイク・ジョンソン下院議長の支持を得ており、ロシア軍の脅威に対抗するという明確な感覚をさらに強めている。</text:p>
      <text:p text:style-name="P2"><text:span text:style-name="T2">NSS</text:span><text:span text:style-name="T1">は、眉をひそめた以前のバージョンの戦略とは異なり、ロシアを脅威や敵とは呼んでいない。</text:span></text:p>
      <text:p text:style-name="P2"><text:span text:style-name="T1">「（ロシアのウラジーミル・</text:span><text:span text:style-name="T2">)</text:span><text:span text:style-name="T1">プーチン大統領を和らげたり、彼の自尊心を傷つけたりするために、ロシアと米国の間で個人的に話し合う必要があるなら、結構だ」とエノス氏は語った。</text:span></text:p>
      <text:p text:style-name="P7">「しかし、私が和らげると認識しているものを公にメッセージすることは、非常に憂慮すべきことです。」 私にとって、中国、ロシア、イラン、北朝鮮はすべて同じ敵対国のバケツの中にいるはずだ。」</text:p>
      <text:p text:style-name="P6"><text:a xlink:type="simple" xlink:href="https://icds.ee/en/what-the-new-us-national-security-strategy-really-signals-for-europe/" office:target-frame-name="_blank" xlink:show="new" text:style-name="Internet_20_link" text:visited-style-name="Visited_20_Internet_20_Link"><text:span text:style-name="Strong_20_Emphasis"><text:span text:style-name="T5">デビッド・キャトラー</text:span></text:span></text:a><text:span text:style-name="T4">NATO</text:span><text:span text:style-name="T3">と米国の諜報機関で一連の高官職を歴任した同氏は分析の中で、ホワイトハウスの戦略は「ロシアの行動は危険ではあるものの、最終的には関与を通じて柔軟になることを示唆している」と指摘した</text:span></text:p>
      <text:p text:style-name="P2"><text:span text:style-name="T2">NSS</text:span><text:span text:style-name="T1">は、欧州がロシアを脅威と認識していることを指摘し、「ロシアとの戦略的安定を回復する」手段とウクライナの「存続可能な国家としての存続」を可能にする手段の両方として、ウクライナの平和を求める努力を強調している</text:span></text:p>
      <text:p text:style-name="P7">これは、ロシアのウクライナへの全面侵攻を終わらせるための協議中にとられた多くの立場を反映している。 最近の提案ではロシアに対する制裁解除が想定されており、マルコ ルビオ米国務長官は合意の目的はウクライナの「長期的な繁栄」であると宣言した</text:p>
      <text:p text:style-name="P2"><text:span text:style-name="T1">「</text:span><text:span text:style-name="T2">NSS </text:span><text:span text:style-name="T1">は収束にいくつかの傾向をもたらします」とキャトラー氏は書いています。</text:span></text:p>
      <text:p text:style-name="P7"><text:soft-page-break/>「ロシアに対する米国のよりソフトな特徴付け、ウクライナの急速な安定化への好み、そして欧州の自立に対する前例のない期待。」 どれもまったく新しいものではありませんが、それらが一緒になって、より細分化された国際秩序への移行を加速します。」</text:p>
      <text:p text:style-name="P6"><text:span text:style-name="T3">ソース</text:span><text:span text:style-name="T4">: </text:span><text:a xlink:type="simple" xlink:href="https://www.rferl.org/a/us-national-security-strategy-controversy-europe-russia/33617546.html" office:target-frame-name="_blank" xlink:show="new" text:style-name="Internet_20_link" text:visited-style-name="Visited_20_Internet_20_Link"><text:span text:style-name="T8">https://www</text:span><text:span text:style-name="T5">。</text:span><text:span text:style-name="T8">rferl</text:span><text:span text:style-name="T5">。</text:span><text:span text:style-name="T8">org/a/us-national-security- </text:span><text:span text:style-name="T5">戦略</text:span><text:span text:style-name="T8">-</text:span><text:span text:style-name="T5">論争</text:span><text:span text:style-name="T8">-</text:span><text:span text:style-name="T5">ヨーロッパ</text:span><text:span text:style-name="T8">-</text:span><text:span text:style-name="T5">ロシア</text:span><text:span text:style-name="T8">/33617546</text:span><text:span text:style-name="T5">。</text:span><text:span text:style-name="T8">html</text:span></text:a></text:p>
      <text:p text:style-name="P2"><text:span text:style-name="T1">著作権（</text:span><text:span text:style-name="T2">c</text:span><text:span text:style-name="T1">）</text:span><text:span text:style-name="T2">2025</text:span><text:span text:style-name="T1">。</text:span><text:span text:style-name="T2">RFE/RL, Inc</text:span><text:span text:style-name="T1">。</text:span><text:span text:style-name="T2">Radio Free Europe/Radio Liberty, 1201 Connecticut Ave., NW</text:span><text:span text:style-name="T1">の許可を得て転載 ワシントン </text:span><text:span text:style-name="T2">DC 20036</text:span><text:span text:style-name="T1">。</text:span></text:p>
      <text:h text:style-name="P9" text:outline-level="1">Key Takeaways As White House, Congress Push Foreign Policy Plans</text:h>
      <text:p text:style-name="P10">By Ray Furlong December 09, 2025</text:p>
      <text:h text:style-name="P11" text:outline-level="2">Summary</text:h>
      <text:list text:style-name="L2">
        <text:list-item>
          <text:p text:style-name="P12">The White House's new National Security Strategy (NSS) shifts to an "America First" approach, focusing on the Western Hemisphere and economic security over global commitments.</text:p>
        </text:list-item>
        <text:list-item>
          <text:p text:style-name="P12">The strategy softens public language on Russia, aiming for "strategic stability," while the US Congress's defense bill maintains strong military commitments in Europe and scrutiny of Russia-China ties.</text:p>
        </text:list-item>
        <text:list-item>
          <text:p text:style-name="P12">The NSS has provoked a strong reaction in the EU, with European Council President Antonio Costa accusing Washington of an unacceptable "threat to interfere in European politics."</text:p>
        </text:list-item>
      </text:list>
      <text:p text:style-name="P10">Two key documents released in Washington in recent days present differing foreign policy paths, giving US allies and adversaries alike plenty to chew over as they consider major strategic issues.</text:p>
      <text:p text:style-name="P6"><text:span text:style-name="T4">The White House's 33-page </text:span><text:a xlink:type="simple" xlink:href="https://www.globalsecurity.org/military/library/policy/national/2025-national-security-strategy.pdf" text:style-name="Internet_20_link" text:visited-style-name="Visited_20_Internet_20_Link"><text:span text:style-name="Strong_20_Emphasis"><text:span text:style-name="T8">National Security Strategy</text:span></text:span></text:a><text:span text:style-name="T4">(NSS), released last week, grabbed headlines with an "America First" approach in which "the days of the United States propping up the entire world order are over."</text:span></text:p>
      <text:p text:style-name="P10">It criticized the European Union and spoke of restoring "strategic stability" with Russia -- drawing praise from Moscow.</text:p>
      <text:p text:style-name="P6"><text:span text:style-name="T4">Meanwhile, a 3,086-page defense bill, the </text:span><text:a xlink:type="simple" xlink:href="https://docs.house.gov/billsthisweek/20251208/RCP_xml%5B2%5D.pdf" office:target-frame-name="_blank" xlink:show="new" text:style-name="Internet_20_link" text:visited-style-name="Visited_20_Internet_20_Link"><text:span text:style-name="Strong_20_Emphasis"><text:span text:style-name="T8">National Defense Authorization Act</text:span></text:span></text:a><text:span text:style-name="T4">(NDAA), seeks to lock in spending on Washington's military commitments to Europe and focus intelligence on Russia's military cooperation with China and North Korea.</text:span></text:p>
      <text:p text:style-name="P10"><text:soft-page-break/>"There are differing visions," Olivia Enos, a senior fellow at the Hudson Institute, told RFE/RL, adding that the US Congress was pushing back on the NSS strategy.</text:p>
      <text:p text:style-name="P10">"But I think it's a long road to figure out whether or not appropriations actually fully get funded," she said.</text:p>
      <text:h text:style-name="P8" text:outline-level="2"><text:span text:style-name="Strong_20_Emphasis"><text:span text:style-name="T7">Trump's Priority: The Americas And China</text:span></text:span></text:h>
      <text:p text:style-name="P10">The NSS section on regional priorities starts with the Western Hemisphere before moving on through Asia, Europe, and the Middle East.</text:p>
      <text:p text:style-name="P6"><text:span text:style-name="T4">"Trump's NSS is a much-needed corrective to decades of 'strategies' that...commit the United States to an overstretched conception of national strategy," wrote </text:span><text:a xlink:type="simple" xlink:href="https://www.atlanticcouncil.org/blogs/new-atlanticist/experts-react/experts-react-what-trumps-national-security-strategy-means-for-us-foreign-policy/#gray" office:target-frame-name="_blank" xlink:show="new" text:style-name="Internet_20_link" text:visited-style-name="Visited_20_Internet_20_Link"><text:span text:style-name="Strong_20_Emphasis"><text:span text:style-name="T8">Alexander Gray</text:span></text:span></text:a><text:span text:style-name="T4">, who served on the National Security Council (NSC) in the first Trump administration.</text:span></text:p>
      <text:p text:style-name="P10">In commentary for the Atlantic Council, he said the focus on the Western Hemisphere was "refreshingly frank about the essential objectives of the United States: securing the homeland."</text:p>
      <text:p text:style-name="P10">Other observers have also suggested the order of the list is a direct reflection of White House priorities.</text:p>
      <text:p text:style-name="P10">"The decision to place a high premium on foreign policy in the Western Hemisphere was no doubt going toward one of their primary domestic priorities, which is to counter immigration," said Enos.</text:p>
      <text:p text:style-name="P10">Enos said the NSS approach to China was also informed by domestic policy concerns. "It's all about reindustrialization. It's all about economic security," she said, noting a lack of comment on human rights abuses, for example.</text:p>
      <text:p text:style-name="P10">The NSS is unapologetic on this issue, stating, "We seek good relations and peaceful commercial relations with the nations of the world without imposing on them democratic or other social change."</text:p>
      <text:p text:style-name="P10">While the NSS aims to "rebalance" the economic relationship with China, the paper also makes no mention of Beijing's alliance with Moscow.</text:p>
      <text:p text:style-name="P10">By contrast, the NDAA calls for US spy agencies to provide "an assessment of the military cooperation between Russia and the People's Republic of China, including defense trade, joint military exercises, and the sharing of military intelligence."</text:p>
      <text:p text:style-name="P10"><text:soft-page-break/>Both the NSS and the NDAA feature strong support for Taiwan.</text:p>
      <text:h text:style-name="P8" text:outline-level="2"><text:span text:style-name="Strong_20_Emphasis"><text:span text:style-name="T7">Europe</text:span></text:span></text:h>
      <text:p text:style-name="P10">The NSS has provoked controversy in Europe, which it says is threatened by "civilizational erasure."</text:p>
      <text:p text:style-name="P10">The paper refers to policies in Europe that "undermine political liberty and sovereignty, migration policies that are transforming the continent and creating strife, censorship of free speech and suppression of political opposition, cratering birthrates, and loss of national identities and self-confidence."</text:p>
      <text:p text:style-name="P10">That language recalls a speech made by Vice President JD Vance in Munich in February, when he blasted Romania for canceling the results of its presidential election and appears to underline US allegations that right-wing parties are not afforded democratic freedoms.</text:p>
      <text:p text:style-name="P10">The paper also condemns Europe for "censorship of free speech," possibly also a reference to EU moves against US social media companies.</text:p>
      <text:p text:style-name="P10">US officials have repeatedly raised these issues.</text:p>
      <text:p text:style-name="P10">Ahead of a NATO summit last week, Christopher Landau, US deputy secretary of state, issued an angry response to an EU fine levied against the social media network X.</text:p>
      <text:p text:style-name="P10">"The nations of Europe cannot look to the US for their own security at the same time they affirmatively undermine the security of the US itself through the (unelected, undemocratic, and unrepresentative) EU. This fine is just the tip of the iceberg," he wrote on X.</text:p>
      <text:p text:style-name="P10">"When these countries wear their NATO hats, they insist that Transatlantic cooperation is the cornerstone of our mutual security. But when these countries wear their EU hats, they pursue all sorts of agendas that are often utterly averse to US interests," he wrote later.</text:p>
      <text:p text:style-name="P10">The NSS paper continues to provoke strong reactions in Europe. On December 8, European Council President Antonio Costa accused Washington of an unacceptable "threat to interfere in European politics."</text:p>
      <text:p text:style-name="P10">"This strategy continues to talk about Europe as an ally. That's fine, but if we are allies, we must act as allies," he added.</text:p>
      <text:p text:style-name="P10"><text:soft-page-break/>Sam Greene, a Russia analyst at Kings College London, told RFE/RL "this strategy marks the beginning of the end of the transatlantic alliance.... Europe cannot accept a relationship on the terms the US is offering: one in which the US determines both the contours of European security and the content of European domestic politics, all while demanding burden-sharing."</text:p>
      <text:p text:style-name="P10">Burden-sharing is a key element of the NSS, reflecting longstanding pressure from the Trump administration for European nations to hike their defense spending.</text:p>
      <text:p text:style-name="P10">US troop reductions in Europe have been expected for several months since it was announced the Pentagon would conduct a Global Force Posture Review, and in October it was announced that hundreds of US troops rotated out of Romania would not be replaced.</text:p>
      <text:p text:style-name="P10">The NDAA offers hope for anxious Europeans, demanding US troops remain at 76,000 and barring the withdrawal of equipment worth $500,000 or more.</text:p>
      <text:h text:style-name="P8" text:outline-level="2"><text:span text:style-name="Strong_20_Emphasis"><text:span text:style-name="T7">Russia, Ukraine</text:span></text:span></text:h>
      <text:p text:style-name="P10">The NDAA also foresees US support continuing to shore up the militaries of the Baltic States -- Latvia, Lithuania, and Estonia -- to deter "aggression by the Russian Federation."</text:p>
      <text:p text:style-name="P10">Along with other elements, it adds to a clear sense of countering a Russian military threat in the bill, which has bipartisan support and also the backing of House Speaker Mike Johnson, a Republican.</text:p>
      <text:p text:style-name="P10">The NSS does not refer to Russia as a threat or adversary, unlike in previous versions of the strategy -- which has raised eyebrows.</text:p>
      <text:p text:style-name="P10">"If you need to have private conversations between Russia and the US about things in order to assuage (Russian President Vladimir) Putin or to stroke his ego, fine," Enos said.</text:p>
      <text:p text:style-name="P10">"But to publicly message what I would perceive as a softening...is very concerning. To me China, Russia, Iran, North Korea should all be kind of in the same bucket of adversaries."</text:p>
      <text:p text:style-name="P6"><text:a xlink:type="simple" xlink:href="https://icds.ee/en/what-the-new-us-national-security-strategy-really-signals-for-europe/" office:target-frame-name="_blank" xlink:show="new" text:style-name="Internet_20_link" text:visited-style-name="Visited_20_Internet_20_Link"><text:span text:style-name="Strong_20_Emphasis"><text:span text:style-name="T8">David Cattler</text:span></text:span></text:a><text:span text:style-name="T4">, who held a series of senior roles at both NATO and US intelligence agencies, noted in an analysis that the White House strategy "suggests that Russia's behavior, while dangerous, is ultimately malleable through engagement."</text:span></text:p>
      <text:p text:style-name="P10"><text:soft-page-break/>The NSS does note that Europe perceives Russia as a threat -- and emphasizes efforts to seek peace in Ukraine both as a means to "reestablish strategic stability with Russia" and enable Ukraine's "survival as a viable state."</text:p>
      <text:p text:style-name="P10">This echoes many positions taken during talks on ending Russia's full-scale invasion of Ukraine. Recent proposals envisaged lifting sanctions on Russia, while US Secretary of State Marco Rubio has declared the aim of a deal was Ukraine's "long-term prosperity."</text:p>
      <text:p text:style-name="P10">"The NSS brings several trends to convergence," wrote Cattler.</text:p>
      <text:p text:style-name="P10">"A softer US characterization of Russia, a preference for rapid stabilization in Ukraine, and unprecedented expectations of European self-reliance. None are entirely new, but together they accelerate a transition into a more fragmented international order."</text:p>
      <text:p text:style-name="P6"><text:span text:style-name="T4">Source: </text:span><text:a xlink:type="simple" xlink:href="https://www.rferl.org/a/us-national-security-strategy-controversy-europe-russia/33617546.html" office:target-frame-name="_blank" xlink:show="new" text:style-name="Internet_20_link" text:visited-style-name="Visited_20_Internet_20_Link"><text:span text:style-name="T8">https://www.rferl.org/a/us-national-security- strategy-controversy-europe-russia/33617546.html</text:span></text:a></text:p>
      <text:p text:style-name="P10">Copyright (c) 2025. RFE/RL, Inc. Reprinted with the permission of Radio Free Europe/Radio Liberty, 1201 Connecticut Ave., N.W. Washington DC 20036.</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0T20:30:27.179047746</meta:creation-date>
    <dc:date>2025-12-10T20:31:20.701384043</dc:date>
    <meta:editing-duration>PT55S</meta:editing-duration>
    <meta:editing-cycles>1</meta:editing-cycles>
    <meta:document-statistic meta:table-count="0" meta:image-count="0" meta:object-count="0" meta:page-count="9" meta:paragraph-count="103" meta:word-count="4757" meta:character-count="12148" meta:non-whitespace-character-count="10851"/>
    <meta:generator>LibreOffice/25.8.3.2$Linux_X86_64 LibreOffice_project/580$Build-2</meta:generator>
  </office:meta>
</office:document-meta>
</file>